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4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Manuel Eduardo Flores Cruz</text:p>
          </table:table-cell>
          <table:table-cell office:value-type="float" office:value="9511876322" table:style-name="ce3">
            <text:p>9511876322</text:p>
          </table:table-cell>
          <table:table-cell office:value-type="string" table:style-name="ce4">
            <text:p>Enfermería auxilia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rcedes Jimenes Gonzales</text:p>
          </table:table-cell>
          <table:table-cell office:value-type="float" office:value="9517172957" table:style-name="ce3">
            <text:p>9517172957</text:p>
          </table:table-cell>
          <table:table-cell office:value-type="string" table:style-name="ce4">
            <text:p>Enfermería pediátrica y neonata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uan Francisco Pulido</text:p>
          </table:table-cell>
          <table:table-cell office:value-type="float" office:value="9513113687" table:style-name="ce3">
            <text:p>9513113687</text:p>
          </table:table-cell>
          <table:table-cell office:value-type="string" table:style-name="ce4">
            <text:p>Enfermería oncológica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Vanessa Pérez Ríos</text:p>
          </table:table-cell>
          <table:table-cell office:value-type="float" office:value="9515492875" table:style-name="ce3">
            <text:p>9515492875</text:p>
          </table:table-cell>
          <table:table-cell office:value-type="string" table:style-name="ce4">
            <text:p>Partera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Andres Perez Marín</text:p>
          </table:table-cell>
          <table:table-cell office:value-type="float" office:value="9516062274" table:style-name="ce3">
            <text:p>9516062274</text:p>
          </table:table-cell>
          <table:table-cell office:value-type="string" table:style-name="ce4">
            <text:p>Enfermería geriátric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avid Quintero Álvarez</text:p>
          </table:table-cell>
          <table:table-cell office:value-type="float" office:value="9512401450" table:style-name="ce3">
            <text:p>9512401450</text:p>
          </table:table-cell>
          <table:table-cell office:value-type="string" table:style-name="ce4">
            <text:p>Cuidados postquirúrgico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arolina Marin Vasquez</text:p>
          </table:table-cell>
          <table:table-cell office:value-type="float" office:value="9517197269" table:style-name="ce3">
            <text:p>9517197269</text:p>
          </table:table-cell>
          <table:table-cell office:value-type="string" table:style-name="ce4">
            <text:p>Parter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uliana Hernandez Rios</text:p>
          </table:table-cell>
          <table:table-cell office:value-type="float" office:value="9515253666" table:style-name="ce3">
            <text:p>9515253666</text:p>
          </table:table-cell>
          <table:table-cell office:value-type="string" table:style-name="ce4">
            <text:p>Enfermería geriátrica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arian Escutia Ruiz</text:p>
          </table:table-cell>
          <table:table-cell office:value-type="float" office:value="9513567307" table:style-name="ce3">
            <text:p>9513567307</text:p>
          </table:table-cell>
          <table:table-cell office:value-type="string" table:style-name="ce4">
            <text:p>Enfermería auxilia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ebastian Ospina Perez</text:p>
          </table:table-cell>
          <table:table-cell office:value-type="float" office:value="9518617365" table:style-name="ce3">
            <text:p>9518617365</text:p>
          </table:table-cell>
          <table:table-cell office:value-type="string" table:style-name="ce4">
            <text:p>Enfermería auxiliar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Lina Espejo Rios</text:p>
          </table:table-cell>
          <table:table-cell office:value-type="float" office:value="9517869025" table:style-name="ce3">
            <text:p>9517869025</text:p>
          </table:table-cell>
          <table:table-cell office:value-type="string" table:style-name="ce4">
            <text:p>Enfermería oncológica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Gloria Parra Robles</text:p>
          </table:table-cell>
          <table:table-cell office:value-type="float" office:value="9512076161" table:style-name="ce3">
            <text:p>9512076161</text:p>
          </table:table-cell>
          <table:table-cell office:value-type="string" table:style-name="ce4">
            <text:p>Enfermería auxiliar</text:p>
          </table:table-cell>
          <table:table-cell table:number-columns-repeated="16381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Manolo cruz</meta:initial-creator>
    <dc:creator>Manolo cruz</dc:creator>
    <meta:creation-date>2022-04-07T18:27:36Z</meta:creation-date>
    <dc:date>2022-04-07T18:28:28Z</dc:date>
  </office:meta>
</office:document-meta>
</file>